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ula1" style:family="table">
      <style:table-properties style:width="18.99cm" fo:margin-left="-1.037cm" table:align="left"/>
    </style:style>
    <style:style style:name="Taula1.A" style:family="table-column">
      <style:table-column-properties style:column-width="2.713cm"/>
    </style:style>
    <style:style style:name="Taula1.A1" style:family="table-cell">
      <style:table-cell-properties fo:padding="0.097cm" fo:border-left="0.05pt solid #000000" fo:border-right="none" fo:border-top="0.05pt solid #000000" fo:border-bottom="none"/>
    </style:style>
    <style:style style:name="Taula1.G1" style:family="table-cell">
      <style:table-cell-properties fo:padding="0.097cm" fo:border-left="0.05pt solid #000000" fo:border-right="0.05pt solid #000000" fo:border-top="0.05pt solid #000000" fo:border-bottom="none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fo:font-size="11pt" style:font-size-asian="11pt" style:font-size-complex="11pt"/>
    </style:style>
    <style:style style:name="P3" style:family="paragraph" style:parent-style-name="Standard">
      <style:text-properties style:font-name="Courier New" fo:font-size="10pt" style:font-size-asian="10pt" style:font-size-complex="10pt"/>
    </style:style>
    <style:style style:name="P4" style:family="paragraph" style:parent-style-name="Standard">
      <style:text-properties style:font-name="Verdana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Verdana" fo:font-size="10pt" style:font-size-asian="10pt" style:font-size-complex="10pt"/>
    </style:style>
    <style:style style:name="P6" style:family="paragraph" style:parent-style-name="Standard" style:list-style-name="L1"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Juego ahorcado</text:p>
      <text:p text:style-name="P5"/>
      <text:p text:style-name="P5">Este juego lo vais ha hacer en grupo. La idea es que aprendais a trabajar en equipo, tal como se trabaja en una empresa.</text:p>
      <text:p text:style-name="P5">Tendreis que decidir que funciones y métodos necesitais y repartiros el trabajo.</text:p>
      <text:p text:style-name="P5">Como tambien quiero que practiqueis los repositorios y el control de versiones, vais a montar un repositorio para compartir el codigo y controlar los cambios.</text:p>
      <text:p text:style-name="P5"/>
      <text:p text:style-name="P5"/>
      <text:p text:style-name="P7">a) El dibujo del ahorcado lo podeis hacer de la siguiente manera:</text:p>
      <text:p text:style-name="P3"/>
      <table:table table:name="Taula1" table:style-name="Taula1">
        <table:table-column table:style-name="Taula1.A" table:number-columns-repeated="7"/>
        <table:table-row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</text:p>
            <text:p text:style-name="P2"><text:s text:c="4"/>| </text:p>
            <text:p text:style-name="P2"><text:s text:c="4"/>| </text:p>
            <text:p text:style-name="P2"><text:s text:c="3"/>_|_</text:p>
            <text:p text:style-name="P2"/>
          </table:table-cell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</text:p>
            <text:p text:style-name="P2"><text:s text:c="4"/>| <text:s/></text:p>
            <text:p text:style-name="P2"><text:s text:c="3"/>_|_</text:p>
            <text:p text:style-name="P2"/>
          </table:table-cell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<text:s/>|</text:p>
            <text:p text:style-name="P2"><text:s text:c="4"/>| <text:s/></text:p>
            <text:p text:style-name="P2"><text:s text:c="3"/>_|_</text:p>
            <text:p text:style-name="P2"/>
          </table:table-cell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/|</text:p>
            <text:p text:style-name="P2"><text:s text:c="4"/>| <text:s/></text:p>
            <text:p text:style-name="P2"><text:s text:c="3"/>_|_</text:p>
            <text:p text:style-name="P2"/>
          </table:table-cell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/|\</text:p>
            <text:p text:style-name="P2"><text:s text:c="4"/>| <text:s/></text:p>
            <text:p text:style-name="P2"><text:s text:c="3"/>_|_</text:p>
            <text:p text:style-name="P2"/>
          </table:table-cell>
          <table:table-cell table:style-name="Taula1.A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/|\</text:p>
            <text:p text:style-name="P2"><text:s text:c="4"/>| / </text:p>
            <text:p text:style-name="P2"><text:s text:c="3"/>_|_</text:p>
            <text:p text:style-name="P2"/>
          </table:table-cell>
          <table:table-cell table:style-name="Taula1.G1" office:value-type="string">
            <text:p text:style-name="P2"><text:s text:c="5"/>__</text:p>
            <text:p text:style-name="P2"><text:s text:c="4"/>| <text:s/>|</text:p>
            <text:p text:style-name="P2"><text:s text:c="4"/>| <text:s/>O</text:p>
            <text:p text:style-name="P2"><text:s text:c="4"/>| /|\</text:p>
            <text:p text:style-name="P2"><text:s text:c="4"/>| / \</text:p>
            <text:p text:style-name="P2"><text:s text:c="3"/>_|_</text:p>
            <text:p text:style-name="P2"/>
          </table:table-cell>
        </table:table-row>
        <table:table-row>
          <table:table-cell table:style-name="Taula1.A2" office:value-type="string">
            <text:p text:style-name="P2">Inicio, <text:s/>0 fallos</text:p>
          </table:table-cell>
          <table:table-cell table:style-name="Taula1.A2" office:value-type="string">
            <text:p text:style-name="P2">1 fallo</text:p>
          </table:table-cell>
          <table:table-cell table:style-name="Taula1.A2" office:value-type="string">
            <text:p text:style-name="P2">2 fallos</text:p>
          </table:table-cell>
          <table:table-cell table:style-name="Taula1.A2" office:value-type="string">
            <text:p text:style-name="P2">3 fallos</text:p>
          </table:table-cell>
          <table:table-cell table:style-name="Taula1.A2" office:value-type="string">
            <text:p text:style-name="P2">4 fallos</text:p>
          </table:table-cell>
          <table:table-cell table:style-name="Taula1.A2" office:value-type="string">
            <text:p text:style-name="P2">5 fallos</text:p>
          </table:table-cell>
          <table:table-cell table:style-name="Taula1.G2" office:value-type="string">
            <text:p text:style-name="P2">6 fallos</text:p>
          </table:table-cell>
        </table:table-row>
      </table:table>
      <text:p text:style-name="P2"/>
      <text:p text:style-name="P5">Podeis hacer un procedimiento, dibujar(fallos) , que le pases el numero de error/intento y dibuje el ahorcado por pantalla.</text:p>
      <text:p text:style-name="P5"/>
      <text:p text:style-name="P5"/>
      <text:p text:style-name="P7">b) Adivinar la palabra</text:p>
      <text:p text:style-name="P5"/>
      <text:p text:style-name="P5">Imagina que la palabra es repositorio.</text:p>
      <text:p text:style-name="P5">Al inicio del juego, tendremos <text:s/><text:tab/>_ _ _ _ _ _ _ _ _ _ _</text:p>
      <text:p text:style-name="P5">Y si nos dicen la o, tendremos <text:s text:c="2"/><text:tab/>_ _ _ o _ _ _ o _ _ o</text:p>
      <text:p text:style-name="P5">Si ahora dicen la r, tendremos <text:s text:c="2"/><text:tab/>r _ _ o _ _ _ o r _ o</text:p>
      <text:p text:style-name="P5"/>
      <text:p text:style-name="P5">Así hasta adivinar toda la palabra y ganar o acabar todos los intentos sin adivinarla y perder el juego. </text:p>
      <text:p text:style-name="P5"/>
      <text:p text:style-name="P5">Puedes hacer un procedimiento tipo int adivina(string palabra_buena, char[] array_resultado, char letra)</text:p>
      <text:p text:style-name="P5"/>
      <text:p text:style-name="P5">El array del resultado lo adecuado es que lo saque por pantalla el main. Por ejemplo un procedimiento mostrar_resultado(char[] array_resultado)</text:p>
      <text:p text:style-name="P5">Nos pùede devolver 0 si letra encontrada o -1 si letra no esta en la palabra, fallo.</text:p>
      <text:p text:style-name="P5"/>
      <text:p text:style-name="P5"/>
      <text:p text:style-name="P7">c) Obtener las palabras.</text:p>
      <text:p text:style-name="P5"/>
      <text:p text:style-name="P5">Las palabras las guardaremos en un fichero de texto, por ejemplo que se llame palabras.txt y con el bloc de notas mismo, añadiremos todas las palabras que queramos para jugar, como un diccionario.</text:p>
      <text:p text:style-name="P5"/>
      <text:p text:style-name="P5">Hay muchas formas de leer/escribir en un fichero de java.</text:p>
      <text:p text:style-name="P5">Una de las formas, mas a bajo nivel, es con un BufferReader (Es la que se usaba antes, tambien para leer de teclado. Mas adelante lo veremos con algun ejemplo)</text:p>
      <text:p text:style-name="P5">Y otra forma, muy sencilla de leer, es con la clase Scanner. Es identico a leer de teclado, pero cuando creas el Scanner, en lugar de conectarlo al System.ini, lo conectas al fichero.</text:p>
      <text:p text:style-name="P5"/>
      <text:p text:style-name="P5"/>
      <text:p text:style-name="P5">Yo el fichero, para hacerlo muy sencillo, os recomiento hacerlo tipo:</text:p>
      <text:p text:style-name="P5"><text:soft-page-break/></text:p>
      <text:p text:style-name="P5">4<text:tab/><text:tab/><text:tab/>// ponemos en la primera linea el numero de palabras que tiene el fichero</text:p>
      <text:p text:style-name="P5">repositorio<text:tab/><text:tab/>// despues vereis por que</text:p>
      <text:p text:style-name="P5">coche</text:p>
      <text:p text:style-name="P5">adivinanza</text:p>
      <text:p text:style-name="P5">fichero</text:p>
      <text:p text:style-name="P5"/>
      <text:p text:style-name="P5"/>
      <text:p text:style-name="P5"/>
      <text:p text:style-name="P5">Aqui os paso los enlaces de:</text:p>
      <text:p text:style-name="P5"/>
      <text:p text:style-name="P5">curso java entero:</text:p>
      <text:p text:style-name="P5"/>
      <text:p text:style-name="P5">http://www.redeszone.net/curso-java-online-recopilacion-de-articulos/</text:p>
      <text:p text:style-name="P5"/>
      <text:p text:style-name="P5">Acceder fichero con bufferReader</text:p>
      <text:p text:style-name="P5"/>
      <text:p text:style-name="P5">http://www.redeszone.net/2012/02/13/curso-de-java-entrada-y-salida-con-ficheros-ficheros-de-texto/</text:p>
      <text:p text:style-name="P5"/>
      <text:p text:style-name="P5">Acceder fichero con Scanner</text:p>
      <text:p text:style-name="P5"/>
      <text:p text:style-name="P5">http://www.redeszone.net/2012/02/20/curso-de-java-entrada-y-salida-con-ficheros-clase-scanner/</text:p>
      <text:p text:style-name="P5"/>
      <text:p text:style-name="P5"/>
      <text:p text:style-name="P5"/>
      <text:p text:style-name="P5"><text:span text:style-name="T1">d) Idea del Programa principal</text:span></text:p>
      <text:p text:style-name="P5"/>
      <text:p text:style-name="P5">El programa tiene que abrir el fichero de palabras y leer la primera linea, asi sabe cuantas palabras tiene el fichero.</text:p>
      <text:p text:style-name="P5">Declaramos un array de strings, del mismo tamaño que las palabras que tenga el fichero, por esto queria la cantidad en la primera linea.</text:p>
      <text:p text:style-name="P5">Ahora leemos todo el fichero y vamos guardando todas las palabras en la tabla. Despues ya puedes cerrar el fichero.</text:p>
      <text:p text:style-name="P5"/>
      <text:p text:style-name="P5">Ahora generas un numero aleatorio entre 0 y las palabras que tienes, para escoger una palabra a adivinar.</text:p>
      <text:p text:style-name="P5"/>
      <text:p text:style-name="P5">Ahora tendrias que declarar el array resultado, todo relleno a _, del tamaño de la palabra elegida.</text:p>
      <text:p text:style-name="P5"/>
      <text:p text:style-name="P5">Ya puedes sacar el ahorcado inicial, la palabra con guiones, la lista de letras y empezar a jugar.</text:p>
      <text:p text:style-name="P5">Controla que metan solo una letra entre a y z.</text:p>
      <text:p text:style-name="P5"/>
      <text:p text:style-name="P2"><text:s text:c="5"/>__</text:p>
      <text:p text:style-name="P2"><text:s text:c="4"/>| <text:s/>|</text:p>
      <text:p text:style-name="P2"><text:s text:c="4"/>| <text:s/></text:p>
      <text:p text:style-name="P2"><text:s text:c="4"/>| </text:p>
      <text:p text:style-name="P2"><text:s text:c="4"/>| </text:p>
      <text:p text:style-name="P2"><text:s text:c="3"/>_|_</text:p>
      <text:p text:style-name="P2"/>
      <text:p text:style-name="P2"/>
      <text:p text:style-name="P2">palabra: _ _ _ _ _ _ _ _ _ _ _</text:p>
      <text:p text:style-name="P2"/>
      <text:p text:style-name="P2">letras: a b c d e f g h i j k l m n ñ o p q r s t u v w x y z</text:p>
      <text:p text:style-name="P2"/>
      <text:p text:style-name="P2">Elige letra:</text:p>
      <text:p text:style-name="P2"/>
      <text:p text:style-name="P5"><text:soft-page-break/>A medida que vas diciendo letras, las puedes ir eliminando de la lista. Seria interesante controlar que no repita letras.</text:p>
      <text:p text:style-name="P5">Por ejemplo, si dice la e </text:p>
      <text:p text:style-name="P5"/>
      <text:p text:style-name="P2"/>
      <text:p text:style-name="P2"><text:s text:c="5"/>__</text:p>
      <text:p text:style-name="P2"><text:s text:c="4"/>| <text:s/>|</text:p>
      <text:p text:style-name="P2"><text:s text:c="4"/>| <text:s/></text:p>
      <text:p text:style-name="P2"><text:s text:c="4"/>| </text:p>
      <text:p text:style-name="P2"><text:s text:c="4"/>| </text:p>
      <text:p text:style-name="P2"><text:s text:c="3"/>_|_</text:p>
      <text:p text:style-name="P2"/>
      <text:p text:style-name="P2"/>
      <text:p text:style-name="P2">palabra: _ e _ _ _ _ _ _ _ _ _</text:p>
      <text:p text:style-name="P2"/>
      <text:p text:style-name="P2">letras: a b c d _ f g h i j k l m n ñ o p q r s t u v w x y z</text:p>
      <text:p text:style-name="P2"/>
      <text:p text:style-name="P2">Elige letra:</text:p>
      <text:p text:style-name="P2"/>
      <text:p text:style-name="P2"/>
      <text:p text:style-name="P7">e) Controlar las letras</text:p>
      <text:p text:style-name="P5"/>
      <text:p text:style-name="P5">Podemos declarar un array, de 27 posiciones, con todas las letras de la a hasta z.</text:p>
      <text:p text:style-name="P5">Y hacer una funcion int tachar_letra(char[] array_letras, char letra) que la tabla de letras, la letra elegida y la tache. Nos puede devolver 0 si todo ok o -1 si la letra ya estaba tachada.</text:p>
      <text:p text:style-name="P5"/>
      <text:p text:style-name="P5">Entonces en el main, mas o menos, podrias hacer</text:p>
      <text:p text:style-name="P5"/>
      <text:p text:style-name="P5">leer_fichero(...)</text:p>
      <text:p text:style-name="P5">elegir_palabra(..)</text:p>
      <text:p text:style-name="P5">hacer {</text:p>
      <text:p text:style-name="P5"><text:tab/>dibujar(fallos)</text:p>
      <text:p text:style-name="P5"><text:s text:c="10"/>mostrar_resultado(...)</text:p>
      <text:p text:style-name="P5"><text:s text:c="10"/>mostrar_letras()</text:p>
      <text:list xml:id="list1422755297" text:style-name="L1">
        <text:list-header>
          <text:p text:style-name="P6">letra=pedimos_letra()</text:p>
          <text:p text:style-name="P6">ok=tachar_letra( ..,...)</text:p>
          <text:p text:style-name="P6"/>
          <text:p text:style-name="P6">si ok=0</text:p>
          <text:p text:style-name="P6"><text:s text:c="6"/>esta=adivinar_palabra</text:p>
          <text:p text:style-name="P6"><text:s text:c="6"/>si esta=-1, fallos++</text:p>
        </text:list-header>
      </text:list>
      <text:p text:style-name="P5">} mientas fallos&lt;6 y no ganado.</text:p>
      <text:p text:style-name="P5"/>
      <text:p text:style-name="P5"/>
      <text:p text:style-name="P5">Esto es aproximado, os dejo crear y hacer las funciones como vosotros querais, mientras sea algo razonable.</text:p>
      <text:p text:style-name="P5"/>
      <text:p text:style-name="P5">Incluso podrias hacer que cuando acabe la partida os pregunte si quereis jugar otra o salir del programa.</text:p>
      <text:p text:style-name="P5">(Si elegis jugar otra, no hay que leer el fichero de nuevo!! ya lo teneis las palabras en la tabla, simplemente de forma aleatoria elegis <text:s/>otra)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 </meta:initial-creator>
    <meta:creation-date>2016-04-21T17:57:10</meta:creation-date>
    <dc:date>2016-04-21T19:12:10</dc:date>
    <dc:creator>usuari </dc:creator>
    <meta:editing-duration>PT13M9S</meta:editing-duration>
    <meta:editing-cycles>2</meta:editing-cycles>
    <meta:generator>LibreOffice/3.5$Linux_x86 LibreOffice_project/350m1$Build-2</meta:generator>
    <meta:document-statistic meta:table-count="1" meta:image-count="0" meta:object-count="0" meta:page-count="3" meta:paragraph-count="129" meta:word-count="875" meta:character-count="4919" meta:non-whitespace-character-count="3876"/>
  </office:meta>
</office:document-meta>
</file>